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0.41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thigmotaxis">
      <style:table-properties table:display="true" style:writing-mode="lr-tb"/>
    </style:style>
    <style:style style:name="ta2" style:family="table" style:master-page-name="PageStyle_5f_incursion">
      <style:table-properties table:display="true" style:writing-mode="lr-tb"/>
    </style:style>
    <style:style style:name="ta3" style:family="table" style:master-page-name="PageStyle_5f_focused">
      <style:table-properties table:display="true" style:writing-mode="lr-tb"/>
    </style:style>
    <style:style style:name="ta4" style:family="table" style:master-page-name="PageStyle_5f_chaining">
      <style:table-properties table:display="true" style:writing-mode="lr-tb"/>
    </style:style>
    <style:style style:name="ta5" style:family="table" style:master-page-name="PageStyle_5f_avoidanc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igmotaxi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float" office:value="1068" calcext:value-type="float">
            <text:p>1068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" office:value-type="float" office:value="1160" calcext:value-type="float">
            <text:p>1160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3"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ursion" table:style-name="ta2">
        <table:table-column table:style-name="co1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321" calcext:value-type="float">
            <text:p>321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480" calcext:value-type="float">
            <text:p>480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8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cused" table:style-name="ta3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1373" calcext:value-type="float">
            <text:p>1373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812" calcext:value-type="float">
            <text:p>81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ining" table:style-name="ta4">
        <table:table-column table:style-name="co6" table:default-cell-style-name="Default"/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65" calcext:value-type="float">
            <text:p>265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oidance" table:style-name="ta5"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52" calcext:value-type="float">
            <text:p>252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loext:min-decimal-places="0" number:min-integer-digits="1" number:grouping="true"/>
      <number:text>     </number:text>
    </number:number-style>
    <number:number-style style:name="N117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  </number:text>
    </number:number-style>
    <number:number-style style:name="N119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2P2" style:volatile="true">
      <loext:text> </loext:text>
      <loext:fill-character> </loext:fill-character>
      <number:text>-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thigmotaxis" style:display-name="PageStyle_thigmotax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ursion" style:display-name="PageStyle_incur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cused" style:display-name="PageStyle_focus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ining" style:display-name="PageStyle_chai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oidance" style:display-name="PageStyle_avoid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1</meta:editing-cycles>
    <meta:editing-duration>PT31S</meta:editing-duration>
    <dc:date>2022-04-16T12:43:24.799871825</dc:date>
    <dc:creator>Daniel K. Wójcik</dc:creator>
    <meta:document-statistic meta:table-count="5" meta:cell-count="610" meta:object-count="0"/>
  </office:meta>
</office:document-meta>
</file>